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4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3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language-asian="zh" style:country-asian="CN" style:font-style-asian="normal" style:text-overline-style="none" style:text-overline-color="font-color" style:font-relief="none" style:text-emphasize="none" style:font-weight-complex="normal" style:font-weight-asian="normal" style:font-size-complex="10pt" style:font-size-asian="10pt" style:font-name-complex="FreeSans" style:font-name-asian="Noto Sans CJK SC" style:language-complex="hi" style:country-complex="IN" fo:color="#000000" fo:language="es" fo:country="ES" style:text-line-through-mode="continuous" fo:text-shadow="none" style:text-outline="false" style:text-line-through-type="none" style:text-underline-style="none" style:text-underline-color="font-color" fo:font-weight="normal" fo:font-size="10pt" style:font-name="Liberation Sans" fo:font-style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5"/>
        <table:table-column table:style-name="co2" table:default-cell-style-name="ce23"/>
        <table:table-column table:style-name="co3" table:default-cell-style-name="ce61"/>
        <table:table-column table:style-name="co4" table:default-cell-style-name="ce16"/>
        <table:table-column table:style-name="co5" table:default-cell-style-name="ce23"/>
        <table:table-column table:style-name="co6" table:default-cell-style-name="ce61"/>
        <table:table-row table:style-name="ro1">
          <table:table-cell table:style-name="ce44" office:value-type="string" calcext:value-type="string">
            <text:p>Nombre CU: </text:p>
          </table:table-cell>
          <table:table-cell table:style-name="ce55" office:value-type="string" calcext:value-type="string" table:number-columns-spanned="5" table:number-rows-spanned="1">
            <text:p>Presentar Justificante de Inasistenci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Usuario Conflictuado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Usuario Conflictuado debe de haber recibido una Medida de Apremio y haberse dirigido a la pestaña “Documentos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de Caso” dentro del Caso de conciliación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reconoce que el Usuario Conflictuado ha Aportado un Justificante y dejará de insistir en la presentación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del documento avalatorio de la inasistenci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5" office:value-type="string" calcext:value-type="string">
            <text:p>Fecha:</text:p>
          </table:table-cell>
          <table:table-cell table:style-name="ce30" office:value-type="date" office:date-value="2019-10-21" calcext:value-type="date">
            <text:p>21/10/19</text:p>
          </table:table-cell>
          <table:table-cell table:style-name="ce45" office:value-type="string" calcext:value-type="string">
            <text:p>Versión:</text:p>
          </table:table-cell>
          <table:table-cell table:style-name="ce34" office:value-type="string" calcext:value-type="string">
            <text:p>V 1,0</text:p>
          </table:table-cell>
        </table:table-row>
        <table:table-row table:style-name="ro2">
          <table:table-cell table:style-name="ce10" office:value-type="string" calcext:value-type="string" table:number-columns-spanned="6" table:number-rows-spanned="1">
            <text:p>Proposito:</text:p>
          </table:table-cell>
          <table:covered-table-cell table:style-name="ce25"/>
          <table:covered-table-cell table:number-columns-repeated="4" table:style-name="ce58"/>
        </table:table-row>
        <table:table-row table:style-name="ro2">
          <table:table-cell table:style-name="ce11" office:value-type="string" calcext:value-type="string" table:number-columns-spanned="6" table:number-rows-spanned="1">
            <text:p>Se describen los pasos para que un Usuario Conflictuado realice la Justificación de una Inasistencia</text:p>
          </table:table-cell>
          <table:covered-table-cell table:style-name="ce25"/>
          <table:covered-table-cell table:number-columns-repeated="4" table:style-name="ce58"/>
        </table:table-row>
        <table:table-row table:style-name="ro2">
          <table:table-cell table:style-name="ce10" office:value-type="string" calcext:value-type="string" table:number-columns-spanned="6" table:number-rows-spanned="1">
            <text:p>Resumen:</text:p>
          </table:table-cell>
          <table:covered-table-cell table:style-name="ce25"/>
          <table:covered-table-cell table:number-columns-repeated="4" table:style-name="ce58"/>
        </table:table-row>
        <table:table-row table:style-name="ro2">
          <table:table-cell table:style-name="ce12" office:value-type="string" calcext:value-type="string" table:number-columns-spanned="6" table:number-rows-spanned="1">
            <text:p>El Usuario Conflictuado escoge la opción intermitente “Justificar Inasistencia”, una sección desplegable muestra un botón con la le</text:p>
          </table:table-cell>
          <table:covered-table-cell table:number-columns-repeated="5" table:style-name="ce58"/>
        </table:table-row>
        <table:table-row table:style-name="ro2">
          <table:table-cell table:style-name="ce13" office:value-type="string" calcext:value-type="string" table:number-columns-spanned="6" table:number-rows-spanned="1">
            <text:p><text:span text:style-name="T1">yenda “Subir Ar</text:span>chivo” y un elemento <text:span text:style-name="T2">select</text:span><text:span text:style-name="T3"> permite al usuario escoger la ruta dentro de los directorios de la pestaña “Documentos de</text:span></text:p>
          </table:table-cell>
          <table:covered-table-cell table:number-columns-repeated="5" table:style-name="ce58"/>
        </table:table-row>
        <table:table-row table:style-name="ro2">
          <table:table-cell table:style-name="ce13" office:value-type="string" calcext:value-type="string" table:number-columns-spanned="6" table:number-rows-spanned="1">
            <text:p><text:span text:style-name="T4">Caso”. En la par</text:span>te inferior de la sección se tienen dos botones, “Cerrar” y “Aportar Documento”. El Usuario primer pulsa el botón “Subir</text:p>
          </table:table-cell>
          <table:covered-table-cell table:number-columns-repeated="5" table:style-name="ce58"/>
        </table:table-row>
        <table:table-row table:style-name="ro2">
          <table:table-cell table:style-name="ce13" office:value-type="string" calcext:value-type="string" table:number-columns-spanned="6" table:number-rows-spanned="1">
            <text:p><text:span text:style-name="T1">Archivo” y busca </text:span>en los directorios de su dispositivo el documento con extensión pdf, jpeg, jpg o doc, al Usuario Conflictuado no se le </text:p>
          </table:table-cell>
          <table:covered-table-cell table:number-columns-repeated="5" table:style-name="ce58"/>
        </table:table-row>
        <table:table-row table:style-name="ro2">
          <table:table-cell table:style-name="ce12" office:value-type="string" calcext:value-type="string" table:number-columns-spanned="6" table:number-rows-spanned="1">
            <text:p><text:span text:style-name="T1">Permite cambiar la ruta “/Justificantes Inasistencias” </text:span>y pulsa el botón “Aportar Documento”. El sistema muestra una animación de carga</text:p>
          </table:table-cell>
          <table:covered-table-cell table:number-columns-repeated="5" table:style-name="ce58"/>
        </table:table-row>
        <table:table-row table:style-name="ro2">
          <table:table-cell table:style-name="ce13" office:value-type="string" calcext:value-type="string" table:number-columns-spanned="6" table:number-rows-spanned="1">
            <text:p><text:span text:style-name="T1"> y un mensaje de éxito informando al Usua</text:span>rio Conflictuado que el Documento se ha subido exitosamente.</text:p>
          </table:table-cell>
          <table:covered-table-cell table:number-columns-repeated="5" table:style-name="ce58"/>
        </table:table-row>
        <table:table-row table:style-name="ro2">
          <table:table-cell table:style-name="ce10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8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Usuario Conflictuado escoge la opción intermitente “Jus-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uestra una sección desplegable con un botón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tificar Inasistencia”</text:p>
          </table:table-cell>
          <table:covered-table-cell/>
          <table:table-cell/>
          <table:table-cell office:value-type="string" calcext:value-type="string" table:number-columns-spanned="2" table:number-rows-spanned="1">
            <text:p>llamado “Subir Archivo” y un elemento <text:span text:style-name="T2">select</text:span><text:span text:style-name="T3"> con la ruta fija</text:span>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32"/>
          <table:table-cell office:value-type="string" calcext:value-type="string" table:number-columns-spanned="2" table:number-rows-spanned="1">
            <text:p>“/Justificantes Inasistencia” de los directorios dentro de la </text:p>
          </table:table-cell>
          <table:covered-table-cell table:style-name="Default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<text:span text:style-name="T1">pestaña “Documentos de Ca</text:span>so” y por último en la parte in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<text:span text:style-name="T1">ferior dos opciones, “Cerrar y </text:span>“Aportar Documento”</text:p>
          </table:table-cell>
          <table:covered-table-cell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Usuario Conflictuado pulsa el botón “Subir Archivo”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muestra la interfaz de un elemento <text:span text:style-name="T2">file, </text:span><text:span text:style-name="T3">el cual </text:span></text:p>
          </table:table-cell>
          <table:covered-table-cell/>
        </table:table-row>
        <table:table-row table:style-name="ro2">
          <table:table-cell table:style-name="ce16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uestra los directorios del dispositivo del Usuario</text:p>
          </table:table-cell>
          <table:covered-table-cell/>
        </table:table-row>
        <table:table-row table:style-name="ro2">
          <table:table-cell table:style-name="ce17" office:value-type="float" office:value="5" calcext:value-type="float">
            <text:p>5</text:p>
          </table:table-cell>
          <table:table-cell table:style-name="ce25" office:value-type="string" calcext:value-type="string" table:number-columns-spanned="2" table:number-rows-spanned="1">
            <text:p>El Usuario Conflictuado escoge el documento de sus direc-</text:p>
          </table:table-cell>
          <table:covered-table-cell table:style-name="ce58"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verifica que la extensión del documento sea pdf</text:p>
          </table:table-cell>
          <table:covered-table-cell/>
        </table:table-row>
        <table:table-row table:style-name="ro2">
          <table:table-cell table:style-name="ce16"/>
          <table:table-cell office:value-type="string" calcext:value-type="string" table:number-columns-spanned="2" table:number-rows-spanned="1">
            <text:p>torios y pulsa el botón “Abrir”</text:p>
          </table:table-cell>
          <table:covered-table-cell/>
          <table:table-cell/>
          <table:table-cell office:value-type="string" calcext:value-type="string" table:number-columns-spanned="2" table:number-rows-spanned="1">
            <text:p>jpg, jpeg o doc</text:p>
          </table:table-cell>
          <table:covered-table-cell/>
        </table:table-row>
        <table:table-row table:style-name="ro2">
          <table:table-cell table:style-name="ce16"/>
          <table:table-cell table:number-columns-spanned="2" table:number-rows-spanned="1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muestra en el lado izquierdo al botón “Subir Ar-</text:p>
          </table:table-cell>
          <table:covered-table-cell/>
        </table:table-row>
        <table:table-row table:style-name="ro2">
          <table:table-cell table:style-name="ce16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hivo” el nombre del Documento y la extensión</text:p>
          </table:table-cell>
          <table:covered-table-cell/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Usuario Conflictuado pulsa “Aportar Documentos”</text:p>
          </table:table-cell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sistema verifica que el campo con la ruta del archivo ob-</text:p>
          </table:table-cell>
          <table:covered-table-cell/>
        </table:table-row>
        <table:table-row table:style-name="ro2">
          <table:table-cell table:style-name="ce16"/>
          <table:table-cell table:number-columns-spanned="2" table:number-rows-spanned="1"/>
          <table:covered-table-cell/>
          <table:table-cell/>
          <table:table-cell table:style-name="ce33" office:value-type="string" calcext:value-type="string" table:number-columns-spanned="2" table:number-rows-spanned="1">
            <text:p>tenido desde los directorios no este vacío</text:p>
          </table:table-cell>
          <table:covered-table-cell table:style-name="ce62"/>
        </table:table-row>
        <table:table-row table:style-name="ro2">
          <table:table-cell table:style-name="ce16"/>
          <table:table-cell table:number-columns-spanned="2" table:number-rows-spanned="1"/>
          <table:covered-table-cell/>
          <table:table-cell table:style-name="ce17"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El sistema muestra una breve animación y cuando termina</text:p>
          </table:table-cell>
          <table:covered-table-cell/>
        </table:table-row>
        <table:table-row table:style-name="ro2">
          <table:table-cell table:style-name="ce16"/>
          <table:table-cell table:number-columns-spanned="2" table:number-rows-spanned="1"/>
          <table:covered-table-cell/>
          <table:table-cell table:style-name="ce17"/>
          <table:table-cell office:value-type="string" calcext:value-type="string" table:number-columns-spanned="2" table:number-rows-spanned="1">
            <text:p>muestra un mensaje de éxito informando al Usuario Conflic-</text:p>
          </table:table-cell>
          <table:covered-table-cell/>
        </table:table-row>
        <table:table-row table:style-name="ro2">
          <table:table-cell table:style-name="ce17"/>
          <table:table-cell table:number-columns-spanned="2" table:number-rows-spanned="1"/>
          <table:covered-table-cell/>
          <table:table-cell table:style-name="ce17"/>
          <table:table-cell office:value-type="string" calcext:value-type="string" table:number-columns-spanned="2" table:number-rows-spanned="1">
            <text:p>tuado que el Documento de ha subido exitosamente</text:p>
          </table:table-cell>
          <table:covered-table-cell/>
        </table:table-row>
        <table:table-row table:style-name="ro2">
          <table:table-cell table:style-name="ce10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58"/>
          <table:covered-table-cell table:number-columns-repeated="2"/>
        </table:table-row>
        <table:table-row table:style-name="ro2">
          <table:table-cell office:value-type="string" calcext:value-type="string">
            <text:p>6a</text:p>
          </table:table-cell>
          <table:table-cell office:value-type="string" calcext:value-type="string" table:number-columns-spanned="5" table:number-rows-spanned="1">
            <text:p>El sistema muestra un mensaje de error debido a un error desconocido que no ha permitido al sistema la obtención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del documento desde los directorios del dispositivo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office:value-type="string" calcext:value-type="string">
            <text:p>6b</text:p>
          </table:table-cell>
          <table:table-cell office:value-type="string" calcext:value-type="string" table:number-columns-spanned="5" table:number-rows-spanned="1">
            <text:p>El sistema muestra un mensaje de advertencia debido a que la extensión del archivo no es soportada al no se un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de las especificadas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 table:number-columns-spanned="5" table:number-rows-spanned="1">
            <text:p>El sistema muestra un mensaje de advertencia debido a que el campo con la ruta del documento desde los directo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rios del dispositivo se encuentra vací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 table:number-columns-spanned="5" table:number-rows-spanned="1">
            <text:p>El sistema muestra una animación tarda y un mensaje de error debido a un error desconocido que no ha permitido al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sistema subir el archivo a los documentos del Caso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10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10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  <table:table-row table:style-name="ro2">
          <table:table-cell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  <table:table-row table:style-name="ro2">
          <table:table-cell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  <table:table-row table:style-name="ro2">
          <table:table-cell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03:12:21.6901776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1T04:13:09.685822924</dc:date>
    <meta:editing-duration>PT5H5M21S</meta:editing-duration>
    <meta:editing-cycles>63</meta:editing-cycles>
    <meta:generator>LibreOffice/6.2.7.1$Linux_X86_64 LibreOffice_project/20$Build-1</meta:generator>
    <meta:document-statistic meta:table-count="1" meta:cell-count="73" meta:object-count="0"/>
  </office:meta>
</office:document-meta>
</file>